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DejaVu Sans Condensed3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4eb81d" officeooo:paragraph-rsid="004eb81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3baf87" officeooo:paragraph-rsid="003fcaf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bold" officeooo:rsid="004d6860" officeooo:paragraph-rsid="004d686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bold" officeooo:rsid="00350cf2" officeooo:paragraph-rsid="00350cf2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bold" officeooo:rsid="005331a1" officeooo:paragraph-rsid="005c44d4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bold" officeooo:rsid="0062f262" officeooo:paragraph-rsid="0062f262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style="italic" fo:font-weight="normal" officeooo:rsid="004d6860" officeooo:paragraph-rsid="004d6860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style="italic" fo:font-weight="normal" officeooo:rsid="005331a1" officeooo:paragraph-rsid="005c44d4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style="italic" fo:font-weight="normal" officeooo:rsid="005c44d4" officeooo:paragraph-rsid="005c44d4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2" fo:font-size="12pt" fo:font-style="italic" fo:font-weight="normal" officeooo:rsid="004d6860" officeooo:paragraph-rsid="004d6860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2" fo:font-size="12pt" fo:font-weight="normal" officeooo:rsid="00350cf2" officeooo:paragraph-rsid="00350cf2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2" fo:font-size="12pt" fo:font-weight="bold" officeooo:rsid="00770e9d" officeooo:paragraph-rsid="0062f262" style:font-size-asian="12pt" style:font-weight-asian="bold" style:font-size-complex="12pt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5331a1" officeooo:paragraph-rsid="005331a1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5331a1" officeooo:paragraph-rsid="005c44d4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5c44d4" officeooo:paragraph-rsid="005c44d4" style:font-size-asian="12pt" style:font-weight-asian="normal" style:font-size-complex="12pt" style:font-weight-complex="normal"/>
    </style:style>
    <style:style style:name="P16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4eb81d" officeooo:paragraph-rsid="0056354d" style:font-size-asian="12pt" style:font-weight-asian="normal" style:font-size-complex="12pt" style:font-weight-complex="normal"/>
    </style:style>
    <style:style style:name="P17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506552" officeooo:paragraph-rsid="0062f262" style:font-size-asian="12pt" style:font-weight-asian="normal" style:font-size-complex="12pt" style:font-weight-complex="normal"/>
    </style:style>
    <style:style style:name="P18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520687" officeooo:paragraph-rsid="00520687" style:font-size-asian="12pt" style:font-weight-asian="normal" style:font-size-complex="12pt" style:font-weight-complex="normal"/>
    </style:style>
    <style:style style:name="P19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5dd931" officeooo:paragraph-rsid="005dd931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2" fo:font-size="12pt" fo:font-style="normal" fo:font-weight="normal" officeooo:rsid="00520687" officeooo:paragraph-rsid="005c44d4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2" fo:font-size="12pt" fo:font-style="normal" fo:font-weight="normal" officeooo:rsid="00520687" officeooo:paragraph-rsid="005c44d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2" fo:font-size="12pt" fo:font-style="normal" fo:font-weight="normal" officeooo:rsid="00520687" officeooo:paragraph-rsid="0052068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2" fo:font-size="12pt" fo:font-style="normal" fo:font-weight="normal" officeooo:rsid="005c44d4" officeooo:paragraph-rsid="005c44d4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2" fo:font-size="12pt" fo:font-style="normal" style:text-underline-style="none" fo:font-weight="normal" officeooo:rsid="0055b1cf" officeooo:paragraph-rsid="00591a80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2" fo:font-size="12pt" fo:font-style="normal" style:text-underline-style="none" fo:font-weight="normal" officeooo:rsid="0057d1cd" officeooo:paragraph-rsid="00591a80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62f262"/>
    </style:style>
    <style:style style:name="P27" style:family="paragraph" style:parent-style-name="Standard" style:list-style-name="L6">
      <style:paragraph-properties fo:text-align="start" style:justify-single-word="false"/>
      <style:text-properties officeooo:paragraph-rsid="004eb81d"/>
    </style:style>
    <style:style style:name="P28" style:family="paragraph" style:parent-style-name="Standard" style:list-style-name="L8">
      <style:paragraph-properties fo:text-align="start" style:justify-single-word="false"/>
      <style:text-properties officeooo:paragraph-rsid="0055b1cf"/>
    </style:style>
    <style:style style:name="P29" style:family="paragraph" style:parent-style-name="Standard">
      <style:paragraph-properties fo:text-align="start" style:justify-single-word="false"/>
      <style:text-properties officeooo:paragraph-rsid="0064f1e6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DejaVu Sans Condensed2" fo:font-size="12pt" fo:font-style="normal" fo:font-weight="normal" officeooo:rsid="004d6860" officeooo:paragraph-rsid="0062f262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style:font-name="DejaVu Sans Condensed2" fo:font-size="12pt" officeooo:paragraph-rsid="005c44d4" style:font-size-asian="12pt" style:font-size-complex="12pt"/>
    </style:style>
    <style:style style:name="P32" style:family="paragraph" style:parent-style-name="Standard" style:list-style-name="L4">
      <style:paragraph-properties fo:text-align="start" style:justify-single-word="false"/>
      <style:text-properties style:font-name="DejaVu Sans Condensed2" fo:font-size="12pt" officeooo:paragraph-rsid="005c44d4" style:font-size-asian="12pt" style:font-size-complex="12pt"/>
    </style:style>
    <style:style style:name="P33" style:family="paragraph" style:parent-style-name="Standard" style:list-style-name="L5">
      <style:paragraph-properties fo:text-align="start" style:justify-single-word="false"/>
      <style:text-properties style:font-name="DejaVu Sans Condensed2" fo:font-size="12pt" officeooo:paragraph-rsid="0050c3ee" style:font-size-asian="12pt" style:font-size-complex="12pt"/>
    </style:style>
    <style:style style:name="P34" style:family="paragraph" style:parent-style-name="Standard" style:list-style-name="L6">
      <style:paragraph-properties fo:text-align="start" style:justify-single-word="false"/>
      <style:text-properties style:font-name="DejaVu Sans Condensed2" fo:font-size="12pt" officeooo:paragraph-rsid="0050c3ee" style:font-size-asian="12pt" style:font-size-complex="12pt"/>
    </style:style>
    <style:style style:name="P35" style:family="paragraph" style:parent-style-name="Standard" style:list-style-name="L6">
      <style:paragraph-properties fo:text-align="start" style:justify-single-word="false"/>
      <style:text-properties style:font-name="DejaVu Sans Condensed2" fo:font-size="12pt" officeooo:paragraph-rsid="005dd931" style:font-size-asian="12pt" style:font-size-complex="12pt"/>
    </style:style>
    <style:style style:name="P36" style:family="paragraph" style:parent-style-name="Standard" style:list-style-name="L3">
      <style:paragraph-properties fo:text-align="start" style:justify-single-word="false"/>
      <style:text-properties style:font-name="DejaVu Sans Condensed2" fo:font-size="12pt" officeooo:rsid="004f86fc" officeooo:paragraph-rsid="005c44d4" style:font-size-asian="12pt" style:font-size-complex="12pt"/>
    </style:style>
    <style:style style:name="P37" style:family="paragraph" style:parent-style-name="Standard" style:list-style-name="L4">
      <style:paragraph-properties fo:text-align="start" style:justify-single-word="false"/>
      <style:text-properties style:font-name="DejaVu Sans Condensed2" fo:font-size="12pt" officeooo:rsid="00520687" officeooo:paragraph-rsid="005c44d4" style:font-size-asian="12pt" style:font-size-complex="12pt"/>
    </style:style>
    <style:style style:name="P38" style:family="paragraph" style:parent-style-name="Standard" style:list-style-name="L6">
      <style:paragraph-properties fo:text-align="start" style:justify-single-word="false"/>
      <style:text-properties style:font-name="DejaVu Sans Condensed2" fo:font-size="12pt" officeooo:rsid="004eb81d" officeooo:paragraph-rsid="0050c3ee" style:font-size-asian="12pt" style:font-size-complex="12pt"/>
    </style:style>
    <style:style style:name="P39" style:family="paragraph" style:parent-style-name="Standard" style:list-style-name="L7">
      <style:paragraph-properties fo:text-align="start" style:justify-single-word="false"/>
      <style:text-properties style:font-name="DejaVu Sans Condensed2" fo:font-size="12pt" officeooo:rsid="00506552" officeooo:paragraph-rsid="00506552" style:font-size-asian="12pt" style:font-size-complex="12pt"/>
    </style:style>
    <style:style style:name="P40" style:family="paragraph" style:parent-style-name="Standard" style:list-style-name="L8">
      <style:paragraph-properties fo:text-align="start" style:justify-single-word="false"/>
      <style:text-properties officeooo:rsid="0056354d" officeooo:paragraph-rsid="0056354d"/>
    </style:style>
    <style:style style:name="P41" style:family="paragraph" style:parent-style-name="Standard" style:list-style-name="L8">
      <style:paragraph-properties fo:text-align="start" style:justify-single-word="false"/>
      <style:text-properties officeooo:rsid="0055b1cf" officeooo:paragraph-rsid="0055b1cf"/>
    </style:style>
    <style:style style:name="P42" style:family="paragraph" style:parent-style-name="Table_20_Contents">
      <style:paragraph-properties fo:text-align="start" style:justify-single-word="false"/>
      <style:text-properties style:font-name="DejaVu Sans Condensed2" fo:font-weight="bold" officeooo:paragraph-rsid="0064f1e6" style:font-weight-asian="bold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DejaVu Sans Condensed2" fo:font-weight="bold" officeooo:rsid="0035db3e" officeooo:paragraph-rsid="0064f1e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eb81d" style:font-weight-asian="bold" style:font-weight-complex="bold"/>
    </style:style>
    <style:style style:name="T3" style:family="text">
      <style:text-properties fo:font-weight="bold" style:font-name-asian="DejaVu Sans Condensed1" style:font-weight-asian="bold" style:font-name-complex="DejaVu Sans Condensed1" style:font-weight-complex="bold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style:font-name="DejaVu Sans Condensed2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style:text-line-through-style="none" style:text-line-through-type="none" style:font-name="DejaVu Sans Condensed2" fo:font-size="12pt" fo:font-style="normal" style:text-underline-style="none" fo:font-weight="bold" officeooo:rsid="004d6860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style:text-line-through-style="none" style:text-line-through-type="none" style:font-name="DejaVu Sans Condensed2" fo:font-size="12pt" fo:font-style="normal" style:text-underline-style="none" fo:font-weight="bold" officeooo:rsid="0055b1cf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text-line-through-style="none" style:text-line-through-type="none" style:font-name="DejaVu Sans Condensed2" fo:font-size="12pt" fo:font-style="normal" style:text-underline-style="none" fo:font-weight="bold" officeooo:rsid="00619950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text-line-through-style="none" style:text-line-through-type="none" style:font-name="DejaVu Sans Condensed2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text-line-through-style="none" style:text-line-through-type="none" style:font-name="DejaVu Sans Condensed2" fo:font-size="12pt" fo:font-style="normal" style:text-underline-style="none" fo:font-weight="normal" officeooo:rsid="004d686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text-line-through-style="none" style:text-line-through-type="none" style:font-name="DejaVu Sans Condensed2" fo:font-size="12pt" fo:font-style="normal" style:text-underline-style="none" fo:font-weight="normal" officeooo:rsid="00549b5a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text-line-through-style="none" style:text-line-through-type="none" style:font-name="DejaVu Sans Condensed2" fo:font-size="12pt" fo:font-style="normal" style:text-underline-style="none" fo:font-weight="normal" officeooo:rsid="0055b1cf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line-through-style="none" style:text-line-through-type="none" style:font-name="DejaVu Sans Condensed2" fo:font-size="12pt" fo:font-style="normal" fo:font-weight="normal" officeooo:rsid="005dd931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text-line-through-style="none" style:text-line-through-type="none" style:font-name="DejaVu Sans Condensed2" fo:font-size="12pt" fo:font-style="normal" fo:font-weight="normal" officeooo:rsid="004eb81d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line-through-style="none" style:text-line-through-type="none" style:font-name="DejaVu Sans Condensed2" fo:font-size="12pt" fo:font-style="normal" fo:font-weight="normal" officeooo:rsid="005c44d4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line-through-style="none" style:text-line-through-type="none" style:font-name="DejaVu Sans Condensed2" fo:font-size="12pt" fo:font-style="normal" fo:font-weight="bold" officeooo:rsid="004eb81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text-line-through-style="none" style:text-line-through-type="none" style:font-name="DejaVu Sans Condensed2" fo:font-size="12pt" fo:font-style="normal" fo:font-weight="bold" officeooo:rsid="005c44d4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style:text-line-through-style="none" style:text-line-through-type="none" style:font-name="DejaVu Sans Condensed2" fo:font-size="12pt" fo:font-style="normal" fo:font-weight="bold" officeooo:rsid="0062f262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style:text-line-through-style="none" style:text-line-through-type="none" style:font-name="DejaVu Sans Condensed2" fo:font-size="12pt" fo:font-weight="bold" officeooo:rsid="001f4767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2" fo:font-size="12pt" fo:font-weight="bold" officeooo:rsid="005faf61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2" fo:font-size="12pt" fo:font-weight="bold" officeooo:rsid="003055e7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2" fo:font-size="12pt" fo:font-weight="bold" officeooo:rsid="001bf317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2" fo:font-size="12pt" fo:font-weight="bold" officeooo:rsid="001e415e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2" fo:font-size="12pt" fo:font-weight="bold" officeooo:rsid="002d3ec7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2" fo:font-size="12pt" fo:font-weight="bold" officeooo:rsid="00350cf2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2" fo:font-size="12pt" fo:font-weight="bold" officeooo:rsid="00615710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2" fo:font-size="12pt" fo:font-weight="bold" officeooo:rsid="00617131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2" fo:font-size="12pt" fo:font-weight="bold" officeooo:rsid="00770e9d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2" fo:font-size="12pt" fo:font-weight="bold" officeooo:rsid="0062f262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2" fo:font-size="12pt" fo:font-weight="normal" officeooo:rsid="00770e9d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fo:font-weight="bold" officeooo:rsid="00770e9d" style:font-weight-asian="bold" style:font-weight-complex="bold"/>
    </style:style>
    <style:style style:name="T32" style:family="text">
      <style:text-properties style:text-line-through-style="none" style:text-line-through-type="none" fo:font-weight="bold" officeooo:rsid="0062f262" style:font-weight-asian="bold" style:font-weight-complex="bold"/>
    </style:style>
    <style:style style:name="T33" style:family="text">
      <style:text-properties style:text-line-through-style="none" style:text-line-through-type="none" officeooo:rsid="00520687"/>
    </style:style>
    <style:style style:name="T34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style:text-line-through-style="none" style:text-line-through-type="none" fo:font-style="normal" fo:font-weight="bold" officeooo:rsid="004d6860" style:font-style-asian="normal" style:font-weight-asian="bold" style:font-style-complex="normal" style:font-weight-complex="bold"/>
    </style:style>
    <style:style style:name="T36" style:family="text">
      <style:text-properties style:text-line-through-style="none" style:text-line-through-type="none" fo:font-style="normal" fo:font-weight="bold" officeooo:rsid="004eb81d" style:font-style-asian="normal" style:font-weight-asian="bold" style:font-style-complex="normal" style:font-weight-complex="bold"/>
    </style:style>
    <style:style style:name="T37" style:family="text">
      <style:text-properties style:text-line-through-style="none" style:text-line-through-type="none" fo:font-style="normal" fo:font-weight="bold" officeooo:rsid="005331a1" style:font-style-asian="normal" style:font-weight-asian="bold" style:font-style-complex="normal" style:font-weight-complex="bold"/>
    </style:style>
    <style:style style:name="T38" style:family="text">
      <style:text-properties style:text-line-through-style="none" style:text-line-through-type="none" fo:font-style="normal" fo:font-weight="bold" officeooo:rsid="004f86fc" style:font-style-asian="normal" style:font-weight-asian="bold" style:font-style-complex="normal" style:font-weight-complex="bold"/>
    </style:style>
    <style:style style:name="T39" style:family="text">
      <style:text-properties style:text-line-through-style="none" style:text-line-through-type="none" fo:font-style="normal" fo:font-weight="bold" officeooo:rsid="00506552" style:font-style-asian="normal" style:font-weight-asian="bold" style:font-style-complex="normal" style:font-weight-complex="bold"/>
    </style:style>
    <style:style style:name="T40" style:family="text">
      <style:text-properties style:text-line-through-style="none" style:text-line-through-type="none" fo:font-style="normal" fo:font-weight="bold" officeooo:rsid="0056354d" style:font-style-asian="normal" style:font-weight-asian="bold" style:font-style-complex="normal" style:font-weight-complex="bold"/>
    </style:style>
    <style:style style:name="T41" style:family="text">
      <style:text-properties style:text-line-through-style="none" style:text-line-through-type="none" fo:font-style="normal" fo:font-weight="bold" officeooo:rsid="005c44d4" style:font-style-asian="normal" style:font-weight-asian="bold" style:font-style-complex="normal" style:font-weight-complex="bold"/>
    </style:style>
    <style:style style:name="T42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style:text-line-through-style="none" style:text-line-through-type="none" fo:font-style="normal" fo:font-weight="normal" officeooo:rsid="004d6860" style:font-style-asian="normal" style:font-weight-asian="normal" style:font-style-complex="normal" style:font-weight-complex="normal"/>
    </style:style>
    <style:style style:name="T44" style:family="text">
      <style:text-properties style:text-line-through-style="none" style:text-line-through-type="none" fo:font-style="normal" fo:font-weight="normal" officeooo:rsid="00549b5a" style:font-style-asian="normal" style:font-weight-asian="normal" style:font-style-complex="normal" style:font-weight-complex="normal"/>
    </style:style>
    <style:style style:name="T45" style:family="text">
      <style:text-properties style:text-line-through-style="none" style:text-line-through-type="none" fo:font-style="normal" fo:font-weight="normal" officeooo:rsid="004eb81d" style:font-style-asian="normal" style:font-weight-asian="normal" style:font-style-complex="normal" style:font-weight-complex="normal"/>
    </style:style>
    <style:style style:name="T46" style:family="text">
      <style:text-properties style:text-line-through-style="none" style:text-line-through-type="none" fo:font-style="normal" fo:font-weight="normal" officeooo:rsid="0050c3ee" style:font-style-asian="normal" style:font-weight-asian="normal" style:font-style-complex="normal" style:font-weight-complex="normal"/>
    </style:style>
    <style:style style:name="T47" style:family="text">
      <style:text-properties style:text-line-through-style="none" style:text-line-through-type="none" fo:font-style="normal" fo:font-weight="normal" officeooo:rsid="005331a1" style:font-style-asian="normal" style:font-weight-asian="normal" style:font-style-complex="normal" style:font-weight-complex="normal"/>
    </style:style>
    <style:style style:name="T48" style:family="text">
      <style:text-properties style:text-line-through-style="none" style:text-line-through-type="none" fo:font-style="normal" fo:font-weight="normal" officeooo:rsid="005368a4" style:font-style-asian="normal" style:font-weight-asian="normal" style:font-style-complex="normal" style:font-weight-complex="normal"/>
    </style:style>
    <style:style style:name="T49" style:family="text">
      <style:text-properties style:text-line-through-style="none" style:text-line-through-type="none" fo:font-style="normal" fo:font-weight="normal" officeooo:rsid="00520687" style:font-style-asian="normal" style:font-weight-asian="normal" style:font-style-complex="normal" style:font-weight-complex="normal"/>
    </style:style>
    <style:style style:name="T50" style:family="text">
      <style:text-properties style:text-line-through-style="none" style:text-line-through-type="none" fo:font-style="normal" fo:font-weight="normal" officeooo:rsid="004f86fc" style:font-style-asian="normal" style:font-weight-asian="normal" style:font-style-complex="normal" style:font-weight-complex="normal"/>
    </style:style>
    <style:style style:name="T51" style:family="text">
      <style:text-properties style:text-line-through-style="none" style:text-line-through-type="none" fo:font-style="normal" fo:font-weight="normal" officeooo:rsid="00506552" style:font-style-asian="normal" style:font-weight-asian="normal" style:font-style-complex="normal" style:font-weight-complex="normal"/>
    </style:style>
    <style:style style:name="T52" style:family="text">
      <style:text-properties style:text-line-through-style="none" style:text-line-through-type="none" fo:font-style="normal" fo:font-weight="normal" officeooo:rsid="0056354d" style:font-style-asian="normal" style:font-weight-asian="normal" style:font-style-complex="normal" style:font-weight-complex="normal"/>
    </style:style>
    <style:style style:name="T53" style:family="text">
      <style:text-properties style:text-line-through-style="none" style:text-line-through-type="none" fo:font-style="normal" fo:font-weight="normal" officeooo:rsid="005c44d4" style:font-style-asian="normal" style:font-weight-asian="normal" style:font-style-complex="normal" style:font-weight-complex="normal"/>
    </style:style>
    <style:style style:name="T54" style:family="text">
      <style:text-properties style:text-line-through-style="none" style:text-line-through-type="none" fo:font-style="normal" fo:font-weight="normal" officeooo:rsid="0062f262" style:font-style-asian="normal" style:font-weight-asian="normal" style:font-style-complex="normal" style:font-weight-complex="normal"/>
    </style:style>
    <style:style style:name="T55" style:family="text">
      <style:text-properties style:text-line-through-style="none" style:text-line-through-type="none" officeooo:rsid="00770e9d"/>
    </style:style>
    <style:style style:name="T56" style:family="text">
      <style:text-properties style:text-line-through-style="none" style:text-line-through-type="none" officeooo:rsid="0062f262"/>
    </style:style>
    <style:style style:name="T57" style:family="text">
      <style:text-properties style:text-line-through-style="none" style:text-line-through-type="none" style:font-name="DejaVu Sans Condensed" style:text-underline-style="none" fo:font-weight="bold" style:font-weight-asian="bold" style:font-name-complex="DejaVu Sans Condensed3" style:font-weight-complex="bold"/>
    </style:style>
    <style:style style:name="T58" style:family="text">
      <style:text-properties style:text-line-through-style="none" style:text-line-through-type="none" style:font-name="DejaVu Sans Condensed" style:text-underline-style="none" fo:font-weight="bold" officeooo:rsid="00770e9d" style:font-weight-asian="bold" style:font-name-complex="DejaVu Sans Condensed3" style:font-weight-complex="bold"/>
    </style:style>
    <style:style style:name="T59" style:family="text">
      <style:text-properties style:text-line-through-style="none" style:text-line-through-type="none" style:font-name="DejaVu Sans Condensed" style:text-underline-style="none" style:font-name-complex="DejaVu Sans Condensed3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4d6860" style:font-style-asian="normal" style:font-style-complex="normal"/>
    </style:style>
    <style:style style:name="T62" style:family="text">
      <style:text-properties fo:font-style="normal" officeooo:rsid="004eb81d" style:font-style-asian="normal" style:font-style-complex="normal"/>
    </style:style>
    <style:style style:name="T63" style:family="text">
      <style:text-properties fo:font-style="normal" officeooo:rsid="0056354d" style:font-style-asian="normal" style:font-style-complex="normal"/>
    </style:style>
    <style:style style:name="T64" style:family="text">
      <style:text-properties fo:font-style="normal" officeooo:rsid="0062f262" style:font-style-asian="normal" style:font-style-complex="normal"/>
    </style:style>
    <style:style style:name="T65" style:family="text">
      <style:text-properties fo:font-style="normal" officeooo:rsid="005c44d4" style:font-style-asian="normal" style:font-style-complex="normal"/>
    </style:style>
    <style:style style:name="T66" style:family="text">
      <style:text-properties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fo:font-style="normal" fo:font-weight="bold" officeooo:rsid="004d6860" style:font-style-asian="normal" style:font-weight-asian="bold" style:font-style-complex="normal" style:font-weight-complex="bold"/>
    </style:style>
    <style:style style:name="T68" style:family="text">
      <style:text-properties fo:font-style="normal" fo:font-weight="bold" officeooo:rsid="004eb81d" style:font-style-asian="normal" style:font-weight-asian="bold" style:font-style-complex="normal" style:font-weight-complex="bold"/>
    </style:style>
    <style:style style:name="T69" style:family="text">
      <style:text-properties fo:font-style="normal" fo:font-weight="bold" officeooo:rsid="0056354d" style:font-style-asian="normal" style:font-weight-asian="bold" style:font-style-complex="normal" style:font-weight-complex="bold"/>
    </style:style>
    <style:style style:name="T70" style:family="text">
      <style:text-properties fo:font-style="normal" fo:font-weight="bold" officeooo:rsid="005c44d4" style:font-style-asian="normal" style:font-weight-asian="bold" style:font-style-complex="normal" style:font-weight-complex="bold"/>
    </style:style>
    <style:style style:name="T71" style:family="text">
      <style:text-properties officeooo:rsid="00506552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36704e" style:font-weight-asian="normal" style:font-weight-complex="normal"/>
    </style:style>
    <style:style style:name="T74" style:family="text">
      <style:text-properties fo:font-weight="normal" officeooo:rsid="0062f262" style:font-weight-asian="normal" style:font-weight-complex="normal"/>
    </style:style>
    <style:style style:name="T75" style:family="text">
      <style:text-properties officeooo:rsid="00520687"/>
    </style:style>
    <style:style style:name="T76" style:family="text">
      <style:text-properties officeooo:rsid="005331a1"/>
    </style:style>
    <style:style style:name="T77" style:family="text">
      <style:text-properties officeooo:rsid="005368a4"/>
    </style:style>
    <style:style style:name="T78" style:family="text">
      <style:text-properties officeooo:rsid="005c44d4"/>
    </style:style>
    <style:style style:name="T79" style:family="text">
      <style:text-properties officeooo:rsid="00602461"/>
    </style:style>
    <style:style style:name="T80" style:family="text">
      <style:text-properties officeooo:rsid="006261b6"/>
    </style:style>
    <style:style style:name="T81" style:family="text">
      <style:text-properties officeooo:rsid="0062f262"/>
    </style:style>
    <style:style style:name="T82" style:family="text">
      <style:text-properties officeooo:rsid="0035db3e"/>
    </style:style>
    <style:style style:name="T83" style:family="text">
      <style:text-properties officeooo:rsid="0065e08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2">1<text:span text:style-name="T82">xx</text:span> - Controls</text:p>
          </table:table-cell>
          <table:table-cell table:style-name="Table1.B1" office:value-type="string">
            <text:p text:style-name="P43">2xx - Ground</text:p>
          </table:table-cell>
          <table:table-cell table:style-name="Table1.B1" office:value-type="string">
            <text:p text:style-name="P43">3xx - Flight</text:p>
          </table:table-cell>
          <table:table-cell table:style-name="Table1.D1" office:value-type="string">
            <text:p text:style-name="P43">4xx - A2A</text:p>
          </table:table-cell>
          <table:table-cell table:style-name="Table1.B1" office:value-type="string">
            <text:p text:style-name="P43">5xx - A2G</text:p>
          </table:table-cell>
          <table:table-cell table:style-name="Table1.F1" office:value-type="string">
            <text:p text:style-name="P43">6xx - Misc</text:p>
          </table:table-cell>
        </table:table-row>
      </table:table>
      <text:p text:style-name="P29"><text:span text:style-name="T20">4</text:span><text:span text:style-name="T26">0</text:span><text:span text:style-name="T21">1</text:span><text:span text:style-name="T19"> - </text:span><text:span text:style-name="T22">A/</text:span><text:span text:style-name="T23">A</text:span><text:span text:style-name="T24"> - </text:span><text:span text:style-name="T25">Radar</text:span><text:span text:style-name="T27">,</text:span><text:span text:style-name="T25"> Guns</text:span><text:span text:style-name="T27">, Missiles</text:span></text:p>
      <text:p text:style-name="P1"/>
      <text:p text:style-name="P6">Fence In</text:p>
      <text:list text:style-name="L1">
        <text:list-item>
          <text:p text:style-name="P12">Right wall switches:<text:span text:style-name="T81"> </text:span><text:span text:style-name="T72">Bottom row, all on except rear 2.</text:span><text:span text:style-name="T74"> <text:s/></text:span><text:span text:style-name="T72">Top row, all on except front 2 and rear 1.</text:span></text:p>
        </text:list-item>
        <text:list-item>
          <text:p text:style-name="P26"><text:span text:style-name="T28">Left wall switches:</text:span><text:span text:style-name="T29"> </text:span><text:span text:style-name="T30">All on except rear 4.</text:span></text:p>
        </text:list-item>
        <text:list-item>
          <text:p text:style-name="P30"><text:span text:style-name="T31">Left and Right Gun Arm</text:span><text:span text:style-name="T55"> buttons ... </text:span><text:span text:style-name="T31">Press and hold</text:span><text:span text:style-name="T55"> for at least 2 seconds each (</text:span><text:span text:style-name="T32">B4</text:span><text:span text:style-name="T56"> and </text:span><text:span text:style-name="T32">B5</text:span><text:span text:style-name="T56"> buttons, or left front canopy rail</text:span><text:span text:style-name="T55">) until </text:span><text:span text:style-name="T31">red arming lights</text:span><text:span text:style-name="T55"> (center console b</text:span><text:span text:style-name="T33">etween legs)</text:span><text:span text:style-name="T55"> are lit</text:span></text:p>
        </text:list-item>
        <text:list-item>
          <text:p text:style-name="P30"><text:span text:style-name="T58">A</text:span><text:span text:style-name="T57">RM BOMBS FUSE</text:span><text:span text:style-name="T59"> switch ... </text:span><text:span text:style-name="T57">ON</text:span><text:span text:style-name="T59"> (center console between legs, top left corner)</text:span></text:p>
        </text:list-item>
      </text:list>
      <text:p text:style-name="P1"/>
      <text:p text:style-name="P5">Radar</text:p>
      <text:p text:style-name="P8">General info</text:p>
      <text:list text:style-name="L2">
        <text:list-item>
          <text:p text:style-name="P13">Max range: 12 km, Azimuth: +/-60 deg, Elevation: +26/-16 deg.</text:p>
        </text:list-item>
        <text:list-item>
          <text:p text:style-name="P13">Range, Azimuth, and Elevation cannot be changed.</text:p>
        </text:list-item>
        <text:list-item>
          <text:p text:style-name="P14">Targets shown with "<text:span text:style-name="T3">⊥</text:span>" are above you, "<text:span text:style-name="T1">+</text:span>" are co-altitude, "<text:span text:style-name="T1">T</text:span>" are below you</text:p>
        </text:list-item>
        <text:list-item>
          <text:p text:style-name="P13">Can be used for 15 minutes, then must be turned off for 1 minute to cool down.</text:p>
        </text:list-item>
        <text:list-item>
          <text:p text:style-name="P13">Has a High Altitude mode <text:span text:style-name="T77">(&gt;2000 m) </text:span>and Low Altitude mode <text:span text:style-name="T77">(&lt;2000 m, disables search antenna).</text:span></text:p>
        </text:list-item>
        <text:list-item>
          <text:p text:style-name="P15">Locking range in Low Altitude mode is greatly reduced and radar "bird" pipper is not shown on gunsight, but ranging data is still fed to the gunsight when locked.</text:p>
        </text:list-item>
      </text:list>
      <text:p text:style-name="P9">Radar use</text:p>
      <text:list text:style-name="L3">
        <text:list-item>
          <text:p text:style-name="P31"><text:span text:style-name="T36">R</text:span><text:span text:style-name="T38">P-5 Radar Mode</text:span><text:span text:style-name="T50"> switch ... </text:span><text:span text:style-name="T38">STAND BY</text:span><text:span text:style-name="T50"> (right click), radar takes 3 minutes to warm up (left side wall behind throttle) </text:span><text:span text:style-name="T52">(</text:span><text:span text:style-name="T40">Middle Finger Hat up/down)</text:span></text:p>
        </text:list-item>
        <text:list-item>
          <text:p text:style-name="P36"><text:span text:style-name="T42">When radar is warmed up, </text:span><text:span text:style-name="T34">RP-5 Radar Mode</text:span><text:span text:style-name="T42"> </text:span><text:span text:style-name="T46">s</text:span><text:span text:style-name="T42">witch ... </text:span><text:span text:style-name="T34">FULL ON</text:span><text:span text:style-name="T42"> (right click) <text:s/>(left side wall behind throttle) </text:span><text:span text:style-name="T52">(</text:span><text:span text:style-name="T40">Middle Finger Hat up/down</text:span><text:span text:style-name="T52">)</text:span></text:p>
        </text:list-item>
        <text:list-item>
          <text:p text:style-name="P36"><text:span text:style-name="T34">RP-5 Radar/Telemetry</text:span><text:span text:style-name="T42"> switch ... </text:span><text:span text:style-name="T37">As needed:</text:span><text:span text:style-name="T47"> </text:span><text:span text:style-name="T37">1</text:span><text:span text:style-name="T47"> for Low Altitude (below 2000 m AGL, </text:span><text:span text:style-name="T48">disables search antenna</text:span><text:span text:style-name="T47">) or </text:span><text:span text:style-name="T34">2</text:span><text:span text:style-name="T42"> </text:span><text:span text:style-name="T47">for </text:span><text:span text:style-name="T42">High Altitude </text:span><text:span text:style-name="T47">(above 2000 m AGL)</text:span><text:span text:style-name="T42"> (upper left on instrument panel)</text:span></text:p>
        </text:list-item>
        <text:list-item>
          <text:p text:style-name="P36"><text:span text:style-name="T34">RP-5 Radar Target Lock</text:span><text:span text:style-name="T42"> switch ... </text:span><text:span text:style-name="T34">ON</text:span><text:span text:style-name="T42"> (up) (left side wall)</text:span><text:span text:style-name="T52"> (</text:span><text:span text:style-name="T40">TDC press to toggle</text:span><text:span text:style-name="T52">)</text:span></text:p>
        </text:list-item>
        <text:list-item>
          <text:p text:style-name="P20">Radar should automatically lock closest target within 4000 m <text:span text:style-name="T77">in High Altitude mode </text:span><text:span text:style-name="T76">(locking area is shown as box on radar screen)</text:span><text:span text:style-name="T77">, or </text:span><text:span text:style-name="T78">about </text:span><text:span text:style-name="T77">1200 m in Low Altitude mode</text:span></text:p>
        </text:list-item>
      </text:list>
      <text:list text:style-name="L4">
        <text:list-item>
          <text:list>
            <text:list-item>
              <text:p text:style-name="P32"><text:span text:style-name="T49">When locked, radar "bird" pipper will appear on the gunsight around the target </text:span><text:span text:style-name="T53">(only in High Altitude mode)</text:span><text:span text:style-name="T49">,</text:span><text:span text:style-name="T50"> and </text:span><text:span text:style-name="T38">LOCK</text:span><text:span text:style-name="T50"> light</text:span><text:span text:style-name="T53">s</text:span><text:span text:style-name="T50"> above radar </text:span><text:span text:style-name="T53">and next to gunsight</text:span><text:span text:style-name="T50"> should turn on.</text:span></text:p>
            </text:list-item>
            <text:list-item>
              <text:p text:style-name="P21">"Bird" pipper gets wider as target gets closer, <text:span text:style-name="T83">1st</text:span> hash = 2000 m, <text:span text:style-name="T83">2nd </text:span>= 1000 m, <text:span text:style-name="T83">3rd </text:span>= 300 m.</text:p>
            </text:list-item>
            <text:list-item>
              <text:p text:style-name="P32"><text:span text:style-name="T51">Distance to target will be shown on the </text:span><text:span text:style-name="T39">ASP-5 Gunsight Target Distance gauge</text:span><text:span text:style-name="T51"> (left side of gunsight base)</text:span></text:p>
            </text:list-item>
            <text:list-item>
              <text:p text:style-name="P37"><text:span text:style-name="T51">N</text:span><text:span text:style-name="T42">o manual target selection or unlocking is possible, radar will only automatically lock closest target.</text:span></text:p>
            </text:list-item>
            <text:list-item>
              <text:p text:style-name="P21">Range data is fed to the gunsite and used to calculate lead.</text:p>
            </text:list-item>
          </text:list>
        </text:list-item>
      </text:list>
      <text:p text:style-name="P1"/>
      <text:p text:style-name="P3">Guns<text:span text:style-name="T80"> -- 2x NR-30 30mm cannons, 73 rounds each</text:span></text:p>
      <text:list text:style-name="L5">
        <text:list-item>
          <text:p text:style-name="P33"><text:span text:style-name="T35">ASP-5 Sight Aiming Mode</text:span><text:span text:style-name="T43"> </text:span><text:span text:style-name="T44">knob</text:span><text:span text:style-name="T43"> ... </text:span><text:span text:style-name="T35">NR-30</text:span><text:span text:style-name="T43"> (left side wall) </text:span><text:span text:style-name="T52">(</text:span><text:span text:style-name="T40">Gray Reset Hat backward</text:span><text:span text:style-name="T52">)</text:span></text:p>
        </text:list-item>
      </text:list>
      <text:p text:style-name="P7">Optical<text:span text:style-name="T75"> ranging</text:span></text:p>
      <text:list text:style-name="L6">
        <text:list-item>
          <text:p text:style-name="P34"><text:span text:style-name="T35">ASP-5 Sight Operational Mode</text:span><text:span text:style-name="T43"> switch ... </text:span><text:span text:style-name="T35">OPTICAL</text:span><text:span text:style-name="T43"> (up</text:span><text:span text:style-name="T46">)</text:span><text:span text:style-name="T43"> (left side wall) </text:span><text:span text:style-name="T52">(</text:span><text:span text:style-name="T40">Middle Finger Hat press to toggle</text:span><text:span text:style-name="T52">)</text:span></text:p>
        </text:list-item>
        <text:list-item>
          <text:p text:style-name="P35"><text:span text:style-name="T36">ASP-5 Target Wingspan</text:span><text:span text:style-name="T45"> </text:span><text:span text:style-name="T46">knob</text:span><text:span text:style-name="T45"> ... </text:span><text:span text:style-name="T36">As needed</text:span><text:span text:style-name="T45"> for expected target </text:span><text:span text:style-name="T46">(left side of gunsight base) </text:span><text:span text:style-name="T45">(F-5E = 8.1 m, see built-in kneeboard pages for more wingspans)</text:span></text:p>
        </text:list-item>
        <text:list-item>
          <text:p text:style-name="P38"><text:span text:style-name="T34">ASP-5 Target Distance</text:span><text:span text:style-name="T42"> ... </text:span><text:span text:style-name="T34">As needed</text:span><text:span text:style-name="T42"> (</text:span><text:span text:style-name="T34">Top Hat Ring rotate</text:span><text:span text:style-name="T42">), range in hundreds of meters (virtual throttle twist grip, indicator is gauge on left side of gunsight base)</text:span></text:p>
        </text:list-item>
        <text:list-item>
          <text:p text:style-name="P34"><text:span text:style-name="T36">ASP-5 Sight Cage/Uncage</text:span><text:span text:style-name="T45"> lever ... </text:span><text:span text:style-name="T36">UNCAGE </text:span><text:span text:style-name="T45">(left side of gunsight base) </text:span><text:span text:style-name="T53">(</text:span><text:span text:style-name="T41">Rear Thumb Button press</text:span><text:span text:style-name="T54"> to toggle</text:span><text:span text:style-name="T53">)</text:span></text:p>
        </text:list-item>
        <text:list-item>
          <text:p text:style-name="P27"><text:span text:style-name="T13">Hold</text:span><text:span text:style-name="T14"> </text:span><text:span text:style-name="T16">Electrical Cage</text:span><text:span text:style-name="T14"> </text:span><text:span text:style-name="T13">button</text:span><text:span text:style-name="T14"> </text:span><text:span text:style-name="T15">(</text:span><text:span text:style-name="T17">Front Thumb Button press</text:span><text:span text:style-name="T15">) </text:span><text:span text:style-name="T14">to center the pipper so you can see to adjust range as needed, then </text:span><text:span text:style-name="T18">release</text:span><text:span text:style-name="T14"> to return pipper to calculated position.</text:span></text:p>
        </text:list-item>
        <text:list-item>
          <text:p text:style-name="P22">Put gunsight pipper on target and fire with <text:span text:style-name="T1">Trigger</text:span>.</text:p>
        </text:list-item>
      </text:list>
      <text:p text:style-name="P10"><text:span text:style-name="T4">Radar </text:span><text:span text:style-name="T33">ranging</text:span></text:p>
      <text:list text:style-name="L7">
        <text:list-item>
          <text:p text:style-name="P16"><text:span text:style-name="T67">ASP-5 Sight Operational Mode</text:span><text:span text:style-name="T61"> switch ... </text:span><text:span text:style-name="T66">RADAR</text:span><text:span text:style-name="T60"> (down) </text:span><text:span text:style-name="T61">(left side wall) </text:span><text:span text:style-name="T63">(</text:span><text:span text:style-name="T69">Middle Finger Hat press to toggle</text:span><text:span text:style-name="T63">)</text:span></text:p>
        </text:list-item>
        <text:list-item>
          <text:p text:style-name="P17"><text:span text:style-name="T68">ASP-5 Sight Cage/Uncage</text:span><text:span text:style-name="T62"> lever ... </text:span><text:span text:style-name="T68">UNCAGE </text:span><text:span text:style-name="T62">(left side of gunsight base)</text:span><text:span text:style-name="T64"> </text:span><text:span text:style-name="T65">(</text:span><text:span text:style-name="T70">Rear Thumb Button press</text:span><text:span text:style-name="T64"> to toggle</text:span><text:span text:style-name="T65">)</text:span></text:p>
        </text:list-item>
        <text:list-item>
          <text:p text:style-name="P23"><text:span text:style-name="T2">L</text:span><text:span text:style-name="T1">ock target on radar</text:span> as detailed above. <text:s/>Range data will be fed to the gunsight from the radar.</text:p>
        </text:list-item>
        <text:list-item>
          <text:p text:style-name="P39"><text:span text:style-name="T45">P</text:span><text:span text:style-name="T42">ut gunsight pipper on target and fire with </text:span><text:span text:style-name="T34">Trigger</text:span><text:span text:style-name="T42">.</text:span></text:p>
        </text:list-item>
      </text:list>
      <text:p text:style-name="P2"/>
      <text:p text:style-name="P4"><text:span text:style-name="T71">K-13A/R-3S (AA-2 Atoll) missiles</text:span><text:span text:style-name="T73"> - Rear Aspect, tailpipe only, non-maneuvering targets</text:span></text:p>
      <text:list xml:id="list3900737511" text:style-name="L8">
        <text:list-item>
          <text:p text:style-name="P28"><text:span text:style-name="T6">ASP-5 Sight Aiming Mode</text:span><text:span text:style-name="T10"> </text:span><text:span text:style-name="T11">knob</text:span><text:span text:style-name="T10"> ... </text:span><text:span text:style-name="T7">GUIDED MISSILES</text:span><text:span text:style-name="T10"> (left side wall) </text:span><text:span text:style-name="T12">(</text:span><text:span text:style-name="T8">Gray Reset Hat forward</text:span><text:span text:style-name="T12">)</text:span></text:p>
        </text:list-item>
        <text:list-item>
          <text:p text:style-name="P40"><text:span text:style-name="T7">R</text:span><text:span text:style-name="T5">ocket Salvo Mode</text:span><text:span text:style-name="T9"> switch ... </text:span><text:span text:style-name="T5">1 RO</text:span><text:span text:style-name="T9"> (left side wall) (default is AUTO which will launch both missiles)</text:span></text:p>
        </text:list-item>
        <text:list-item>
          <text:p text:style-name="P24">Put target in pipper and get tone.</text:p>
        </text:list-item>
      </text:list>
      <text:list text:style-name="L9">
        <text:list-item>
          <text:list>
            <text:list-item>
              <text:p text:style-name="P25">Missile appears to automatically uncage when it starts tracking. <text:s/>Doesn't seem to be a way to unlock if you have multiple targets.</text:p>
            </text:list-item>
          </text:list>
        </text:list-item>
      </text:list>
      <text:list xml:id="list183137654589807" text:continue-list="list3900737511" text:style-name="L8">
        <text:list-item>
          <text:p text:style-name="P41"><text:span text:style-name="T9">When you have tone, fire with </text:span><text:span text:style-name="T5">Trigger</text:span><text:span text:style-name="T9">.</text:span></text:p>
        </text:list-item>
      </text:list>
      <text:p text:style-name="P11"/>
      <text:p text:style-name="P4">General dogfighting tips:</text:p>
      <text:list text:style-name="L10">
        <text:list-item>
          <text:p text:style-name="P18">Don't pull too hard or you'll rip off your wings.</text:p>
        </text:list-item>
        <text:list-item>
          <text:p text:style-name="P19">Best turn speed seems to be around 800 kph?? <text:s/><text:span text:style-name="T79">Growling Sidewinder says 430 kts (800 kph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DejaVu Sans Condensed3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2" fo:font-family="'DejaVu Sans Condensed'" style:font-family-generic="swiss" style:font-pitch="variable" fo:font-weight="normal" style:font-weight-asian="normal" style:font-weight-complex="norma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3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complex="DejaVu Sans Condensed3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3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3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3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3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3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3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3" style:font-family-complex="'DejaVu Sans Condensed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8H51M31S</meta:editing-duration>
    <meta:editing-cycles>69</meta:editing-cycles>
    <meta:generator>LibreOffice/7.5.2.2$Windows_X86_64 LibreOffice_project/53bb9681a964705cf672590721dbc85eb4d0c3a2</meta:generator>
    <dc:date>2024-03-30T18:31:35.410000000</dc:date>
    <meta:document-statistic meta:table-count="1" meta:image-count="0" meta:object-count="0" meta:page-count="1" meta:paragraph-count="54" meta:word-count="782" meta:character-count="4256" meta:non-whitespace-character-count="3561"/>
  </office:meta>
</office:document-meta>
</file>